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cae7" officeooo:paragraph-rsid="0014ca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boBoxFill may need to be deleted</text:p>
      <text:p text:style-name="P1"/>
      <text:p text:style-name="P1">I tried to get two classes (Program.cs and MainWindow.cs) to be able to access the list called str. </text:p>
      <text:p text:style-name="P1"/>
      <text:p text:style-name="P1">So far I am unsuccessful but the answer may lie in creating a class that specifically handles this</text:p>
      <text:p text:style-name="P1"/>
      <text:p text:style-name="P1">I did not find any build in functions to make this happen today</text:p>
      <text:p text:style-name="P1"/>
      <text:p text:style-name="P1">My thought: it’s possible that converting the list to an array in Program.cs then converting the array to a new list in MainWindow.cs might also be a solution. I think I can make an empty array(string) as a global variable pretty easily. Check this next ti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16:26:36.832678444</meta:creation-date>
    <dc:date>2017-12-31T16:31:30.179816979</dc:date>
    <meta:editing-duration>PT4M55S</meta:editing-duration>
    <meta:editing-cycles>1</meta:editing-cycles>
    <meta:document-statistic meta:table-count="0" meta:image-count="0" meta:object-count="0" meta:page-count="1" meta:paragraph-count="5" meta:word-count="101" meta:character-count="554" meta:non-whitespace-character-count="457"/>
    <meta:generator>LibreOffice/5.1.6.2$Linux_X86_64 LibreOffice_project/10m0$Build-2</meta:generator>
  </office:meta>
</office:document-meta>
</file>